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992" officeooo:paragraph-rsid="001b1992"/>
    </style:style>
    <style:style style:name="P2" style:family="paragraph" style:parent-style-name="Standard">
      <style:text-properties fo:font-weight="bold" officeooo:rsid="001b1992" officeooo:paragraph-rsid="001b1992" style:font-weight-asian="bold" style:font-weight-complex="bold"/>
    </style:style>
    <style:style style:name="P3" style:family="paragraph" style:parent-style-name="Text_20_body">
      <style:text-properties fo:font-variant="normal" fo:text-transform="none" fo:color="#2d4050" style:font-name="overpass" fo:font-size="10.5pt" fo:letter-spacing="normal" fo:font-style="normal" fo:font-weight="normal" officeooo:rsid="001b1992" officeooo:paragraph-rsid="001b1992"/>
    </style:style>
    <style:style style:name="P4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2d4050" style:font-name="overpass" fo:font-size="10.5pt" fo:letter-spacing="normal" fo:font-style="normal" fo:font-weight="normal" officeooo:rsid="001b1992"/>
    </style:style>
    <style:style style:name="P5" style:family="paragraph" style:parent-style-name="Text_20_body" style:list-style-name="L1">
      <style:paragraph-properties fo:margin-top="0cm" fo:margin-bottom="0.265cm" style:contextual-spacing="false" fo:orphans="2" fo:widows="2"/>
      <style:text-properties fo:font-variant="normal" fo:text-transform="none" fo:color="#2d4050" style:font-name="overpass" fo:font-size="10.5pt" fo:letter-spacing="normal" fo:font-style="normal" fo:font-weight="normal" officeooo:rsid="001b1992"/>
    </style:style>
    <style:style style:name="P6" style:family="paragraph" style:parent-style-name="Text_20_body" style:list-style-name="L2">
      <style:paragraph-properties fo:margin-top="0cm" fo:margin-bottom="0.265cm" style:contextual-spacing="false" fo:orphans="2" fo:widows="2"/>
      <style:text-properties fo:font-variant="normal" fo:text-transform="none" fo:color="#2d4050" style:font-name="overpass" fo:font-size="10.5pt" fo:letter-spacing="normal" fo:font-style="normal" fo:font-weight="normal" officeooo:rsid="001b1992"/>
    </style:style>
    <style:style style:name="P7" style:family="paragraph" style:parent-style-name="Heading_20_2">
      <style:text-properties fo:font-variant="normal" fo:text-transform="none" fo:color="#2d4050" style:font-name="overpass" fo:font-size="22.5pt" fo:letter-spacing="normal" fo:font-style="normal" fo:font-weight="bold" officeooo:rsid="001b1992" officeooo:paragraph-rsid="001b19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ee9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 for TEJAS Network hack – <text:span text:style-name="T2">jitesh </text:span></text:p>
      <text:h text:style-name="P7" text:outline-level="2">Graph Algorithms</text:h>
      <text:p text:style-name="P1"/>
      <text:p text:style-name="P2">Problem statement </text:p>
      <text:p text:style-name="P3">ou are given a set of interacting processes that exchange neighbor adjacency data. The process works like this:</text:p>
      <text:list xml:id="list6520097514183588506" text:style-name="L1">
        <text:list-item>
          <text:p text:style-name="P5">Each process reads neighbor information and cost from a file</text:p>
        </text:list-item>
        <text:list-item>
          <text:p text:style-name="P5">Each process builds a network graph from all nodes using this neighbor information</text:p>
        </text:list-item>
      </text:list>
      <text:p text:style-name="P4">Given this information answer the following questions:</text:p>
      <text:list xml:id="list1041403462874695678" text:style-name="L2">
        <text:list-item>
          <text:p text:style-name="P6">Find the shortest path from any to any node given.</text:p>
        </text:list-item>
        <text:list-item>
          <text:p text:style-name="P6">Find the minimum spanning tree.</text:p>
        </text:list-item>
      </text:list>
      <text:p text:style-name="P4">Also, reconfigure the network connectivity graph on a node when a node (process) dies or an edge is lost</text:p>
      <text:p text:style-name="P1"/>
      <text:p text:style-name="P1"/>
      <text:p text:style-name="P1"><text:span text:style-name="T1">Assumption</text:span>:</text:p>
      <text:p text:style-name="P1">- Each Node will be a separate process.</text:p>
      <text:p text:style-name="P1">- The neighbor djacency and cost info will be provided in a seaparate file for each node, where it will read its own neighbor information.</text:p>
      <text:p text:style-name="P1">- The cost for each neighbor will be symmetric.</text:p>
      <text:p text:style-name="P1">- The neighbours adjacency and cost info will not change for each rebirth. It will be constant.</text:p>
      <text:p text:style-name="P1">- All the server addresses and ports will be hardcoded for all IPC showing connected nodes.</text:p>
      <text:p text:style-name="P1"/>
      <text:p text:style-name="P2"><text:s/>Design:</text:p>
      <text:p text:style-name="P1"/>
      <text:p text:style-name="P1">- Each node will be a separate process running server and client on different thread.</text:p>
      <text:p text:style-name="P1"/>
      <text:p text:style-name="P1">- The connected nodes will bind to each others sockets. Such that for a pair of connected nodes A and B. A's client will connect to B's server and B's client will connect to A's server.</text:p>
      <text:p text:style-name="P1"/>
      <text:p text:style-name="P1">- Now for a different node C which is connected to Node A. Again the same step will follow.</text:p>
      <text:p text:style-name="P1">C's client will cconnect to A's server and A's client will connect to C's server.</text:p>
      <text:p text:style-name="P1"/>
      <text:p text:style-name="P1">- The above step will ccontinue till all the neighbouring nodes are connected.</text:p>
      <text:p text:style-name="P1"/>
      <text:p text:style-name="P1">- The client to server connection will be for writing and server to client connection will be for reading.</text:p>
      <text:p text:style-name="P1"/>
      <text:p text:style-name="P1">- Once the IPC is established now.</text:p>
      <text:p text:style-name="P1"/>
      <text:p text:style-name="P1">-- Each node will read its own neighbor information form a text file. The texxt file will have below format. With the adjacent node name and the cost next to it in each line.</text:p>
      <text:p text:style-name="P1"/>
      <text:p text:style-name="P1">A </text:p>
      <text:p text:style-name="P1"><text:soft-page-break/>B 2</text:p>
      <text:p text:style-name="P1">C 1</text:p>
      <text:p text:style-name="P1">E 3</text:p>
      <text:p text:style-name="P1"/>
      <text:p text:style-name="P1">-- Once a node reads thisinfo . It will send its neighbors info to all <text:s/>its connecting neighbors.</text:p>
      <text:p text:style-name="P1"/>
      <text:p text:style-name="P1">-- When a Node receives this info. It will update its graph for each subsequent Node info received. </text:p>
      <text:p text:style-name="P1"/>
      <text:p text:style-name="P1">-- Every Node will use Djikstra's Algorithm to find the shortest path to any other node.</text:p>
      <text:p text:style-name="P1"/>
      <text:p text:style-name="P1">-- Every Node will also be sending a keep alive to its neighbours periodically to tell the neighbors that its alive in the network and that its neighbor info is valid.</text:p>
      <text:p text:style-name="P1"/>
      <text:p text:style-name="P1">-- Whenever a node does not receive 3 keepalive info from any of it neghbors it will asssume the neighbor to be dead. The node will remove all the neighbor info f=of the dead node fro its graph and will recalculate all the shortest paths to all the nod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verpass" svg:font-family="overpa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5:38:16.650816293</meta:creation-date>
    <dc:date>2017-06-17T15:59:25.158289854</dc:date>
    <meta:editing-duration>PT3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471" meta:character-count="2563" meta:non-whitespace-character-count="2123"/>
  </office:meta>
</office:document-meta>
</file>